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083in" fo:margin-left="0in" fo:margin-top="0in" fo:margin-bottom="0in" table:align="left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2.5729in"/>
    </style:style>
    <style:style style:name="Table1.C" style:family="table-column">
      <style:table-column-properties style:column-width="1.0722in"/>
    </style:style>
    <style:style style:name="Table1.D" style:family="table-column">
      <style:table-column-properties style:column-width="1.458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2.958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1563in"/>
    </style:style>
    <style:style style:name="Table2.B" style:family="table-column">
      <style:table-column-properties style:column-width="1.8014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9.5625in" fo:margin-left="-0.5625in" fo:margin-top="0in" fo:margin-bottom="0in" fo:break-before="auto" fo:break-after="auto" table:align="left"/>
    </style:style>
    <style:style style:name="Table3.A" style:family="table-column">
      <style:table-column-properties style:column-width="6.4785in"/>
    </style:style>
    <style:style style:name="Table3.B" style:family="table-column">
      <style:table-column-properties style:column-width="3.08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Table4" style:family="table">
      <style:table-properties style:width="6.3438in" fo:margin-left="-0.5625in" fo:margin-top="0in" fo:margin-bottom="0in" fo:break-before="auto" fo:break-after="auto" table:align="left"/>
    </style:style>
    <style:style style:name="Table4.A" style:family="table-column">
      <style:table-column-properties style:column-width="1.1563in"/>
    </style:style>
    <style:style style:name="Table4.B" style:family="table-column">
      <style:table-column-properties style:column-width="5.186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5" style:family="table">
      <style:table-properties style:width="9.5625in" fo:margin-left="-0.5625in" fo:margin-top="0in" fo:margin-bottom="0in" fo:break-before="auto" fo:break-after="auto" table:align="left"/>
    </style:style>
    <style:style style:name="Table5.A" style:family="table-column">
      <style:table-column-properties style:column-width="1.2083in"/>
    </style:style>
    <style:style style:name="Table5.B" style:family="table-column">
      <style:table-column-properties style:column-width="8.353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6" style:family="table">
      <style:table-properties style:width="5.4479in" fo:margin-left="0in" fo:margin-top="0in" fo:margin-bottom="0in" table:align="left"/>
    </style:style>
    <style:style style:name="Table6.A" style:family="table-column">
      <style:table-column-properties style:column-width="1.2813in"/>
    </style:style>
    <style:style style:name="Table6.B" style:family="table-column">
      <style:table-column-properties style:column-width="4.166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13" style:family="table-row">
      <style:table-row-properties fo:keep-together="auto"/>
    </style:style>
    <style:style style:name="Table7" style:family="table">
      <style:table-properties style:width="3.7708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0306in"/>
    </style:style>
    <style:style style:name="Table7.B" style:family="table-column">
      <style:table-column-properties style:column-width="2.7396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9.5625in" fo:margin-left="-0.5625in" fo:margin-top="0in" fo:margin-bottom="0in" fo:break-before="auto" fo:break-after="auto" table:align="left"/>
    </style:style>
    <style:style style:name="Table8.A" style:family="table-column">
      <style:table-column-properties style:column-width="5.6347in"/>
    </style:style>
    <style:style style:name="Table8.B" style:family="table-column">
      <style:table-column-properties style:column-width="3.927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none"/>
    </style:style>
    <style:style style:name="Table9" style:family="table">
      <style:table-properties style:width="5.2813in" fo:margin-left="-0.5625in" fo:margin-top="0in" fo:margin-bottom="0in" fo:break-before="auto" fo:break-after="auto" table:align="left"/>
    </style:style>
    <style:style style:name="Table9.A" style:family="table-column">
      <style:table-column-properties style:column-width="1.7083in"/>
    </style:style>
    <style:style style:name="Table9.B" style:family="table-column">
      <style:table-column-properties style:column-width="3.572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10" style:family="table">
      <style:table-properties style:width="9.5521in" fo:margin-left="-0.5625in" fo:margin-top="0in" fo:margin-bottom="0in" fo:break-before="auto" fo:break-after="auto" table:align="left"/>
    </style:style>
    <style:style style:name="Table10.A" style:family="table-column">
      <style:table-column-properties style:column-width="2.3951in"/>
    </style:style>
    <style:style style:name="Table10.B" style:family="table-column">
      <style:table-column-properties style:column-width="3.1257in"/>
    </style:style>
    <style:style style:name="Table10.C" style:family="table-column">
      <style:table-column-properties style:column-width="1.7396in"/>
    </style:style>
    <style:style style:name="Table10.D" style:family="table-column">
      <style:table-column-properties style:column-width="2.291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1" style:family="table">
      <style:table-properties style:width="9.5729in" fo:margin-left="-0.5625in" fo:margin-top="0in" fo:margin-bottom="0in" table:align="left"/>
    </style:style>
    <style:style style:name="Table11.A" style:family="table-column">
      <style:table-column-properties style:column-width="1.5417in"/>
    </style:style>
    <style:style style:name="Table11.B" style:family="table-column">
      <style:table-column-properties style:column-width="3.3229in"/>
    </style:style>
    <style:style style:name="Table11.C" style:family="table-column">
      <style:table-column-properties style:column-width="1.3958in"/>
    </style:style>
    <style:style style:name="Table11.D" style:family="table-column">
      <style:table-column-properties style:column-width="3.3118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-0.5626in" fo:margin-right="-0.4374in" fo:text-indent="0in" style:auto-text-indent="false"/>
    </style:style>
    <style:style style:name="P4" style:family="paragraph" style:parent-style-name="Standard">
      <style:paragraph-properties fo:margin-left="-0.5626in" fo:margin-right="-0.4374in" fo:text-indent="0in" style:auto-text-indent="false"/>
      <style:text-properties style:font-name="Roboto Mono" style:font-name-asian="Roboto Mono1" style:font-name-complex="Roboto Mono1"/>
    </style:style>
    <style:style style:name="P5" style:family="paragraph" style:parent-style-name="Standard">
      <style:paragraph-properties fo:margin-left="-0.5626in" fo:margin-right="-0.4374in" fo:text-indent="0in" style:auto-text-indent="false" fo:break-before="page"/>
      <style:text-properties style:font-name="Roboto Mono" style:font-name-asian="Roboto Mono1" style:font-name-complex="Roboto Mono1"/>
    </style:style>
    <style:style style:name="P6" style:family="paragraph" style:parent-style-name="Standard" style:master-page-name="Standard">
      <style:paragraph-properties fo:margin-left="-0.5626in" fo:margin-right="-0.4374in" fo:text-indent="0in" style:auto-text-indent="false" style:page-number="1"/>
      <style:text-properties style:font-name="Roboto Mono" style:font-name-asian="Roboto Mono1" style:font-name-complex="Roboto Mono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 Mono" style:font-name-asian="Roboto Mono1" style:font-name-complex="Roboto Mono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 Mono" fo:font-weight="bold" style:font-name-asian="Roboto Mono1" style:font-weight-asian="bold" style:font-name-complex="Roboto Mono1"/>
    </style:style>
    <style:style style:name="P11" style:family="paragraph" style:parent-style-name="Standard">
      <style:paragraph-properties fo:margin-left="0in" fo:margin-right="-0.4374in" fo:text-indent="0in" style:auto-text-indent="false"/>
    </style:style>
    <style:style style:name="P12" style:family="paragraph" style:parent-style-name="Standard">
      <style:paragraph-properties fo:margin-left="0in" fo:margin-right="-0.4374in" fo:text-indent="0in" style:auto-text-indent="false"/>
      <style:text-properties style:font-name="Roboto Mono" fo:font-weight="bold" style:font-name-asian="Roboto Mono1" style:font-weight-asian="bold" style:font-name-complex="Roboto Mono1"/>
    </style:style>
    <style:style style:name="P13" style:family="paragraph" style:parent-style-name="Standard">
      <style:paragraph-properties fo:margin-left="0in" fo:margin-right="-0.4374in" fo:text-indent="0in" style:auto-text-indent="false"/>
      <style:text-properties style:font-name="Roboto Mono" style:font-name-asian="Roboto Mono1" style:font-name-complex="Roboto Mono1"/>
    </style:style>
    <style:style style:name="P14" style:family="paragraph" style:parent-style-name="Standard">
      <style:paragraph-properties fo:margin-left="0in" fo:margin-right="-0.0209in" fo:text-indent="0in" style:auto-text-indent="false"/>
    </style:style>
    <style:style style:name="P15" style:family="paragraph" style:parent-style-name="Standard">
      <style:paragraph-properties fo:margin-left="0in" fo:margin-right="-0.4374in" fo:text-indent="0in" style:auto-text-indent="false"/>
    </style:style>
    <style:style style:name="P16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7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T1" style:family="text">
      <style:text-properties style:font-name="Roboto Mono" style:font-name-asian="Roboto Mono1" style:font-name-complex="Roboto Mono1"/>
    </style:style>
    <style:style style:name="T2" style:family="text">
      <style:text-properties style:font-name="Roboto Mono" fo:font-weight="bold" style:font-name-asian="Roboto Mono1" style:font-weight-asian="bold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table:number-columns-spanned="4" office:value-type="string">
                  <text:p text:style-name="P1"><text:span text:style-name="T1">WINDOW MANAGEMENT</text:span></text:p>
                </table:table-cell>
                <table:covered-table-cell/>
                <table:covered-table-cell/>
                <table:covered-table-cell/>
              </table:table-row>
              <table:table-row table:style-name="Table1.2">
                <table:table-cell table:style-name="Table1.A1" office:value-type="string">
                  <text:p text:style-name="P11"><text:span text:style-name="T2">&lt;leader&gt;|</text:span></text:p>
                </table:table-cell>
                <table:table-cell table:style-name="Table1.A1" office:value-type="string">
                  <text:p text:style-name="P14"><text:span text:style-name="T1">split window vertically</text:span></text:p>
                </table:table-cell>
                <table:table-cell table:style-name="Table1.A1" office:value-type="string">
                  <text:p text:style-name="P11"><text:span text:style-name="T2">&lt;leader&gt;9</text:span></text:p>
                </table:table-cell>
                <table:table-cell table:style-name="Table1.A1" office:value-type="string">
                  <text:p text:style-name="P11"><text:span text:style-name="T1">decrease width</text:span></text:p>
                </table:table-cell>
              </table:table-row>
              <table:table-row table:style-name="Table1.3">
                <table:table-cell table:style-name="Table1.A1" office:value-type="string">
                  <text:p text:style-name="P11"><text:span text:style-name="T2">&lt;leader&gt;-</text:span></text:p>
                </table:table-cell>
                <table:table-cell table:style-name="Table1.A1" office:value-type="string">
                  <text:p text:style-name="P14"><text:span text:style-name="T1">split window horizontally</text:span></text:p>
                </table:table-cell>
                <table:table-cell table:style-name="Table1.A1" office:value-type="string">
                  <text:p text:style-name="P11"><text:span text:style-name="T2">&lt;leader&gt;0</text:span></text:p>
                </table:table-cell>
                <table:table-cell table:style-name="Table1.A1" office:value-type="string">
                  <text:p text:style-name="P11"><text:span text:style-name="T1">increase width</text:span></text:p>
                </table:table-cell>
              </table:table-row>
              <table:table-row table:style-name="Table1.4">
                <table:table-cell table:style-name="Table1.A1" office:value-type="string">
                  <text:p text:style-name="P11"><text:span text:style-name="T2">&lt;leader&gt;se</text:span></text:p>
                </table:table-cell>
                <table:table-cell table:style-name="Table1.A1" office:value-type="string">
                  <text:p text:style-name="P14"><text:span text:style-name="T1">make split windows equal</text:span></text:p>
                </table:table-cell>
                <table:table-cell table:style-name="Table1.A1" office:value-type="string">
                  <text:p text:style-name="P12"/>
                </table:table-cell>
                <table:table-cell table:style-name="Table1.A1" office:value-type="string">
                  <text:p text:style-name="P13"/>
                </table:table-cell>
              </table:table-row>
              <table:table-row table:style-name="Table1.5">
                <table:table-cell table:style-name="Table1.A1" office:value-type="string">
                  <text:p text:style-name="P11"><text:span text:style-name="T2">&lt;leader&gt;sx</text:span></text:p>
                </table:table-cell>
                <table:table-cell table:style-name="Table1.A1" office:value-type="string">
                  <text:p text:style-name="P14"><text:span text:style-name="T1">close current split window</text:span></text:p>
                </table:table-cell>
                <table:table-cell table:style-name="Table1.A1" office:value-type="string">
                  <text:p text:style-name="P12"/>
                </table:table-cell>
                <table:table-cell table:style-name="Table1.A1" office:value-type="string">
                  <text:p text:style-name="P13"/>
                </table:table-cell>
              </table:table-row>
              <table:table-row table:style-name="Table1.6">
                <table:table-cell table:style-name="Table1.A1" office:value-type="string">
                  <text:p text:style-name="P11"><text:span text:style-name="T2">&lt;leader&gt;sm</text:span></text:p>
                </table:table-cell>
                <table:table-cell table:style-name="Table1.A1" office:value-type="string">
                  <text:p text:style-name="P14"><text:span text:style-name="T1">toggle split window max</text:span></text:p>
                </table:table-cell>
                <table:table-cell table:style-name="Table1.A1" office:value-type="string">
                  <text:p text:style-name="P12"/>
                </table:table-cell>
                <table:table-cell table:style-name="Table1.A1" office:value-type="string">
                  <text:p text:style-name="P13"/>
                </table:table-cell>
              </table:table-row>
            </table:table>
            <text:p text:style-name="P9"/>
          </table:table-cell>
          <table:table-cell table:style-name="Table3.A1" office:value-type="string">
            <text:p text:style-name="P9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7"><text:span text:style-name="T1">TABS MANAGEMENT</text:span></text:p>
                </table:table-cell>
                <table:covered-table-cell/>
              </table:table-row>
              <table:table-row table:style-name="Table2.2">
                <table:table-cell table:style-name="Table2.A1" office:value-type="string">
                  <text:p text:style-name="P11"><text:span text:style-name="T2">&lt;leader&gt;to</text:span></text:p>
                </table:table-cell>
                <table:table-cell table:style-name="Table2.A1" office:value-type="string">
                  <text:p text:style-name="P8"><text:span text:style-name="T1">open new tab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8"><text:span text:style-name="T2">&lt;leader&gt;tx</text:span></text:p>
                </table:table-cell>
                <table:table-cell table:style-name="Table2.A1" office:value-type="string">
                  <text:p text:style-name="P8"><text:span text:style-name="T1">close current tab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8"><text:span text:style-name="T2">&lt;leader&gt;tn</text:span></text:p>
                </table:table-cell>
                <table:table-cell table:style-name="Table2.A1" office:value-type="string">
                  <text:p text:style-name="P8"><text:span text:style-name="T1">go to next tab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8"><text:span text:style-name="T2">&lt;leader&gt;tp</text:span></text:p>
                </table:table-cell>
                <table:table-cell table:style-name="Table2.A1" office:value-type="string">
                  <text:p text:style-name="P8"><text:span text:style-name="T1">go to previous tab</text:span></text:p>
                </table:table-cell>
              </table:table-row>
            </table:table>
            <text:p text:style-name="P9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"><text:span text:style-name="T1">FIND FILES, STRINGS AND BUFFER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8"><text:span text:style-name="T2">&lt;leader&gt;ff</text:span></text:p>
          </table:table-cell>
          <table:table-cell table:style-name="Table4.A1" office:value-type="string">
            <text:p text:style-name="P8"><text:span text:style-name="T1">find files within current working directory</text:span></text:p>
          </table:table-cell>
        </table:table-row>
        <table:table-row table:style-name="Table4.3">
          <table:table-cell table:style-name="Table4.A1" office:value-type="string">
            <text:p text:style-name="P8"><text:span text:style-name="T2">&lt;leader&gt;fs</text:span></text:p>
          </table:table-cell>
          <table:table-cell table:style-name="Table4.A1" office:value-type="string">
            <text:p text:style-name="P8"><text:span text:style-name="T1">find string in current working directory as you type</text:span></text:p>
          </table:table-cell>
        </table:table-row>
        <table:table-row table:style-name="Table4.4">
          <table:table-cell table:style-name="Table4.A1" office:value-type="string">
            <text:p text:style-name="P8"><text:span text:style-name="T2">&lt;leader&gt;fc</text:span></text:p>
          </table:table-cell>
          <table:table-cell table:style-name="Table4.A1" office:value-type="string">
            <text:p text:style-name="P8"><text:span text:style-name="T1">find string under cursor in current working directory</text:span></text:p>
          </table:table-cell>
        </table:table-row>
        <table:table-row table:style-name="Table4.5">
          <table:table-cell table:style-name="Table4.A1" office:value-type="string">
            <text:p text:style-name="P8"><text:span text:style-name="T2">&lt;leader&gt;fb</text:span></text:p>
          </table:table-cell>
          <table:table-cell table:style-name="Table4.A1" office:value-type="string">
            <text:p text:style-name="P8"><text:span text:style-name="T1">list open buffers in current neovim instance</text:span></text:p>
          </table:table-cell>
        </table:table-row>
        <table:table-row table:style-name="Table4.6">
          <table:table-cell table:style-name="Table4.A1" office:value-type="string">
            <text:p text:style-name="P8"><text:span text:style-name="T2">&lt;leader&gt;fh</text:span></text:p>
          </table:table-cell>
          <table:table-cell table:style-name="Table4.A1" office:value-type="string">
            <text:p text:style-name="P8"><text:span text:style-name="T1">list available help tags</text:span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"><text:span text:style-name="T1">GIT COMMANDS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"><text:span text:style-name="T2">&lt;leader&gt;gc</text:span></text:p>
          </table:table-cell>
          <table:table-cell table:style-name="Table5.A1" office:value-type="string">
            <text:p text:style-name="P8"><text:span text:style-name="T1">list all git commits (use &lt;cr&gt; to checkout)</text:span></text:p>
          </table:table-cell>
        </table:table-row>
        <table:table-row table:style-name="Table5.3">
          <table:table-cell table:style-name="Table5.A1" office:value-type="string">
            <text:p text:style-name="P8"><text:span text:style-name="T2">&lt;leader&gt;gfc</text:span></text:p>
          </table:table-cell>
          <table:table-cell table:style-name="Table5.A1" office:value-type="string">
            <text:p text:style-name="P8"><text:span text:style-name="T1">list git commits for current file/buffer (use &lt;cr&gt; to checkout)</text:span></text:p>
          </table:table-cell>
        </table:table-row>
        <table:table-row table:style-name="Table5.4">
          <table:table-cell table:style-name="Table5.A1" office:value-type="string">
            <text:p text:style-name="P8"><text:span text:style-name="T2">&lt;leader&gt;gb</text:span></text:p>
          </table:table-cell>
          <table:table-cell table:style-name="Table5.A1" office:value-type="string">
            <text:p text:style-name="P8"><text:span text:style-name="T1">list git branches (use &lt;cr&gt; to checkout) [git branch]</text:span></text:p>
          </table:table-cell>
        </table:table-row>
        <table:table-row table:style-name="Table5.5">
          <table:table-cell table:style-name="Table5.A1" office:value-type="string">
            <text:p text:style-name="P8"><text:span text:style-name="T2">&lt;leader&gt;gs</text:span></text:p>
          </table:table-cell>
          <table:table-cell table:style-name="Table5.A1" office:value-type="string">
            <text:p text:style-name="P8"><text:span text:style-name="T1">list current changes per file with diff preview [git status]</text:span>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table:number-columns-spanned="2" office:value-type="string">
                  <text:p text:style-name="P16"><text:span text:style-name="T1">CODE MANAGEMENT</text:span></text:p>
                </table:table-cell>
                <table:covered-table-cell/>
              </table:table-row>
              <table:table-row table:style-name="Table6.2">
                <table:table-cell table:style-name="Table6.A1" office:value-type="string">
                  <text:p text:style-name="P8"><text:span text:style-name="T2">gf</text:span></text:p>
                </table:table-cell>
                <table:table-cell table:style-name="Table6.A1" office:value-type="string">
                  <text:p text:style-name="P17"><text:span text:style-name="T1">show definition, references</text:span></text:p>
                </table:table-cell>
              </table:table-row>
              <table:table-row table:style-name="Table6.3">
                <table:table-cell table:style-name="Table6.A1" office:value-type="string">
                  <text:p text:style-name="P8"><text:span text:style-name="T2">gD</text:span></text:p>
                </table:table-cell>
                <table:table-cell table:style-name="Table6.A1" office:value-type="string">
                  <text:p text:style-name="P17"><text:span text:style-name="T1">got to declaration</text:span></text:p>
                </table:table-cell>
              </table:table-row>
              <table:table-row table:style-name="Table6.4">
                <table:table-cell table:style-name="Table6.A1" office:value-type="string">
                  <text:p text:style-name="P8"><text:span text:style-name="T2">gd</text:span></text:p>
                </table:table-cell>
                <table:table-cell table:style-name="Table6.A1" office:value-type="string">
                  <text:p text:style-name="P17"><text:span text:style-name="T1">see definition and make edits in window</text:span></text:p>
                </table:table-cell>
              </table:table-row>
              <table:table-row table:style-name="Table6.5">
                <table:table-cell table:style-name="Table6.A1" office:value-type="string">
                  <text:p text:style-name="P8"><text:span text:style-name="T2">gi</text:span></text:p>
                </table:table-cell>
                <table:table-cell table:style-name="Table6.A1" office:value-type="string">
                  <text:p text:style-name="P17"><text:span text:style-name="T1">go to implementation</text:span></text:p>
                </table:table-cell>
              </table:table-row>
              <table:table-row table:style-name="Table6.6">
                <table:table-cell table:style-name="Table6.A1" office:value-type="string">
                  <text:p text:style-name="P17"><text:span text:style-name="T2">&lt;leader&gt;ca</text:span></text:p>
                </table:table-cell>
                <table:table-cell table:style-name="Table6.A1" office:value-type="string">
                  <text:p text:style-name="P17"><text:span text:style-name="T1">see available code actions</text:span></text:p>
                </table:table-cell>
              </table:table-row>
              <table:table-row table:style-name="Table6.7">
                <table:table-cell table:style-name="Table6.A1" office:value-type="string">
                  <text:p text:style-name="P17"><text:span text:style-name="T2">&lt;leader&gt;rn</text:span></text:p>
                </table:table-cell>
                <table:table-cell table:style-name="Table6.A1" office:value-type="string">
                  <text:p text:style-name="P17"><text:span text:style-name="T1">smart rename</text:span></text:p>
                </table:table-cell>
              </table:table-row>
              <table:table-row table:style-name="Table6.8">
                <table:table-cell table:style-name="Table6.A1" office:value-type="string">
                  <text:p text:style-name="P17"><text:span text:style-name="T2">&lt;leader&gt;D</text:span></text:p>
                </table:table-cell>
                <table:table-cell table:style-name="Table6.A1" office:value-type="string">
                  <text:p text:style-name="P17"><text:span text:style-name="T1">show <text:s/>diagnostics for line</text:span></text:p>
                </table:table-cell>
              </table:table-row>
              <table:table-row table:style-name="Table6.9">
                <table:table-cell table:style-name="Table6.A1" office:value-type="string">
                  <text:p text:style-name="P17"><text:span text:style-name="T2">&lt;leader&gt;d</text:span></text:p>
                </table:table-cell>
                <table:table-cell table:style-name="Table6.A1" office:value-type="string">
                  <text:p text:style-name="P17"><text:span text:style-name="T1">show diagnostics for cursor</text:span></text:p>
                </table:table-cell>
              </table:table-row>
              <table:table-row table:style-name="Table6.10">
                <table:table-cell table:style-name="Table6.A1" office:value-type="string">
                  <text:p text:style-name="P8"><text:span text:style-name="T2">[d</text:span></text:p>
                </table:table-cell>
                <table:table-cell table:style-name="Table6.A1" office:value-type="string">
                  <text:p text:style-name="P17"><text:span text:style-name="T1">jump to previous diagnostic in buffer</text:span></text:p>
                </table:table-cell>
              </table:table-row>
              <table:table-row table:style-name="Table6.11">
                <table:table-cell table:style-name="Table6.A1" office:value-type="string">
                  <text:p text:style-name="P8"><text:span text:style-name="T2">]d</text:span></text:p>
                </table:table-cell>
                <table:table-cell table:style-name="Table6.A1" office:value-type="string">
                  <text:p text:style-name="P17"><text:span text:style-name="T1">jump to next diagnostic in buffer</text:span></text:p>
                </table:table-cell>
              </table:table-row>
              <table:table-row table:style-name="Table6.12">
                <table:table-cell table:style-name="Table6.A1" office:value-type="string">
                  <text:p text:style-name="P8"><text:span text:style-name="T2">K</text:span></text:p>
                </table:table-cell>
                <table:table-cell table:style-name="Table6.A1" office:value-type="string">
                  <text:p text:style-name="P17"><text:span text:style-name="T1">show documentation for what is under cursor</text:span></text:p>
                </table:table-cell>
              </table:table-row>
              <table:table-row table:style-name="Table6.13">
                <table:table-cell table:style-name="Table6.A1" office:value-type="string">
                  <text:p text:style-name="P17"><text:span text:style-name="T2">&lt;leader&gt;o</text:span></text:p>
                </table:table-cell>
                <table:table-cell table:style-name="Table6.A1" office:value-type="string">
                  <text:p text:style-name="P17"><text:span text:style-name="T1">see outline on right hand side</text:span></text:p>
                </table:table-cell>
              </table:table-row>
            </table:table>
            <text:p text:style-name="P9"/>
          </table:table-cell>
          <table:table-cell table:style-name="Table8.A1" office:value-type="string">
            <text:p text:style-name="P9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7"><text:span text:style-name="T1">COMPLETIONS</text:span></text:p>
                </table:table-cell>
                <table:covered-table-cell/>
              </table:table-row>
              <table:table-row table:style-name="Table7.2">
                <table:table-cell table:style-name="Table7.A1" office:value-type="string">
                  <text:p text:style-name="P8"><text:span text:style-name="T2">&lt;C-k&gt;</text:span></text:p>
                </table:table-cell>
                <table:table-cell table:style-name="Table7.A1" office:value-type="string">
                  <text:p text:style-name="P8"><text:span text:style-name="T1">previous suggestion</text:span></text:p>
                </table:table-cell>
              </table:table-row>
              <table:table-row table:style-name="Table7.3">
                <table:table-cell table:style-name="Table7.A1" office:value-type="string">
                  <text:p text:style-name="P8"><text:span text:style-name="T2">&lt;C-j&gt;</text:span></text:p>
                </table:table-cell>
                <table:table-cell table:style-name="Table7.A1" office:value-type="string">
                  <text:p text:style-name="P8"><text:span text:style-name="T1">next suggestion</text:span></text:p>
                </table:table-cell>
              </table:table-row>
              <table:table-row table:style-name="Table7.4">
                <table:table-cell table:style-name="Table7.A1" office:value-type="string">
                  <text:p text:style-name="P8"><text:span text:style-name="T2">&lt;C-b&gt;</text:span></text:p>
                </table:table-cell>
                <table:table-cell table:style-name="Table7.A1" office:value-type="string">
                  <text:p text:style-name="P8"><text:span text:style-name="T1">scroll docs backwards</text:span></text:p>
                </table:table-cell>
              </table:table-row>
              <table:table-row table:style-name="Table7.5">
                <table:table-cell table:style-name="Table7.A1" office:value-type="string">
                  <text:p text:style-name="P8"><text:span text:style-name="T2">&lt;C-f&gt;</text:span></text:p>
                </table:table-cell>
                <table:table-cell table:style-name="Table7.A1" office:value-type="string">
                  <text:p text:style-name="P17"><text:span text:style-name="T1">scroll docs forwards</text:span></text:p>
                </table:table-cell>
              </table:table-row>
              <table:table-row table:style-name="Table7.6">
                <table:table-cell table:style-name="Table7.A1" office:value-type="string">
                  <text:p text:style-name="P8"><text:span text:style-name="T2">&lt;C-Space&gt;</text:span></text:p>
                </table:table-cell>
                <table:table-cell table:style-name="Table7.A1" office:value-type="string">
                  <text:p text:style-name="P8"><text:span text:style-name="T1">show completion suggestions</text:span></text:p>
                </table:table-cell>
              </table:table-row>
              <table:table-row table:style-name="Table7.7">
                <table:table-cell table:style-name="Table7.A1" office:value-type="string">
                  <text:p text:style-name="P8"><text:span text:style-name="T2">&lt;C-e&gt;</text:span></text:p>
                </table:table-cell>
                <table:table-cell table:style-name="Table7.A1" office:value-type="string">
                  <text:p text:style-name="P8"><text:span text:style-name="T1">close completion window</text:span></text:p>
                </table:table-cell>
              </table:table-row>
              <table:table-row table:style-name="Table7.8">
                <table:table-cell table:style-name="Table7.A1" office:value-type="string">
                  <text:p text:style-name="P8"><text:span text:style-name="T2">&lt;CR&gt;</text:span></text:p>
                </table:table-cell>
                <table:table-cell table:style-name="Table7.A1" office:value-type="string">
                  <text:p text:style-name="P8"><text:span text:style-name="T1">confirm</text:span></text:p>
                </table:table-cell>
              </table:table-row>
            </table:table>
            <text:p text:style-name="P9"/>
          </table:table-cell>
        </table:table-row>
      </table:table>
      <text:p text:style-name="P4"/>
      <text:p text:style-name="P4"><text:soft-pag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7"><text:span text:style-name="T1">FILE MARKERS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8"><text:span text:style-name="T2">&lt;leader&gt;a</text:span></text:p>
          </table:table-cell>
          <table:table-cell table:style-name="Table9.A1" office:value-type="string">
            <text:p text:style-name="P8"><text:span text:style-name="T1">Add file to mark list</text:span></text:p>
          </table:table-cell>
        </table:table-row>
        <table:table-row table:style-name="Table9.3">
          <table:table-cell table:style-name="Table9.A1" office:value-type="string">
            <text:p text:style-name="P8"><text:span text:style-name="T2">&lt;leader&gt;b</text:span></text:p>
          </table:table-cell>
          <table:table-cell table:style-name="Table9.A1" office:value-type="string">
            <text:p text:style-name="P8"><text:span text:style-name="T1">Toggle marks quick menu</text:span></text:p>
          </table:table-cell>
        </table:table-row>
        <table:table-row table:style-name="Table9.4">
          <table:table-cell table:style-name="Table9.A1" office:value-type="string">
            <text:p text:style-name="P8"><text:span text:style-name="T2">&lt;leader&gt;&lt;NUMBER&gt;</text:span></text:p>
          </table:table-cell>
          <table:table-cell table:style-name="Table9.A1" office:value-type="string">
            <text:p text:style-name="P8"><text:span text:style-name="T1">go to file in mark &lt;NUMBER&gt; (1 to 4)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3"><text:span text:style-name="T1">kj&lt;space&gt; <text:s text:c="2"/>exit insert mode</text:span></text:p>
      <text:p text:style-name="P3"><text:span text:style-name="T1">&lt;leader&gt;nh <text:s/>clear search highlights</text:span></text:p>
      <text:p text:style-name="P4"/>
      <text:p text:style-name="P3"><text:span text:style-name="T1">&lt;leader&gt;e<text:tab/><text:tab/>toggle file explorer</text:span></text:p>
      <text:p text:style-name="P4"/>
      <text:p text:style-name="P3"><text:span text:style-name="T1">&lt;leader&gt;rs<text:tab/><text:tab/>restart lsp if necessary</text:span></text:p>
      <text:p text:style-name="P4"/>
      <text:p text:style-name="P5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7"><text:span text:style-name="T1">HANDLE SESSIONS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8"><text:span text:style-name="T2">tmux ls</text:span></text:p>
          </table:table-cell>
          <table:table-cell table:style-name="Table10.A1" office:value-type="string">
            <text:p text:style-name="P8"><text:span text:style-name="T1">List sessions</text:span></text:p>
          </table:table-cell>
          <table:table-cell table:style-name="Table10.A1" office:value-type="string">
            <text:p text:style-name="P8"><text:span text:style-name="T2">Ctrl+b + $</text:span></text:p>
          </table:table-cell>
          <table:table-cell table:style-name="Table10.A1" office:value-type="string">
            <text:p text:style-name="P8"><text:span text:style-name="T1">Rename session</text:span></text:p>
          </table:table-cell>
        </table:table-row>
        <table:table-row table:style-name="Table10.3">
          <table:table-cell table:style-name="Table10.A1" office:value-type="string">
            <text:p text:style-name="P8"><text:span text:style-name="T2">tmux new -s dev</text:span></text:p>
          </table:table-cell>
          <table:table-cell table:style-name="Table10.A1" office:value-type="string">
            <text:p text:style-name="P8"><text:span text:style-name="T1">Create a new session called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4">
          <table:table-cell table:style-name="Table10.A1" office:value-type="string">
            <text:p text:style-name="P8"><text:span text:style-name="T2">tmux a -t dev</text:span></text:p>
          </table:table-cell>
          <table:table-cell table:style-name="Table10.A1" office:value-type="string">
            <text:p text:style-name="P8"><text:span text:style-name="T1">Attach to session called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8"><text:span text:style-name="T2">tmux a #</text:span></text:p>
          </table:table-cell>
          <table:table-cell table:style-name="Table10.A1" office:value-type="string">
            <text:p text:style-name="P8"><text:span text:style-name="T1">Attach to last session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6">
          <table:table-cell table:style-name="Table10.A1" office:value-type="string">
            <text:p text:style-name="P8"><text:span text:style-name="T2">tmux kill-session -t dev</text:span></text:p>
          </table:table-cell>
          <table:table-cell table:style-name="Table10.A1" office:value-type="string">
            <text:p text:style-name="P8"><text:span text:style-name="T1">Kill session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7">
          <table:table-cell table:style-name="Table10.A1" office:value-type="string">
            <text:p text:style-name="P8"><text:span text:style-name="T2">Ctrl+b + d</text:span></text:p>
          </table:table-cell>
          <table:table-cell table:style-name="Table10.A1" office:value-type="string">
            <text:p text:style-name="P8"><text:span text:style-name="T1">Deattach session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8">
          <table:table-cell table:style-name="Table10.A1" office:value-type="string">
            <text:p text:style-name="P8"><text:span text:style-name="T2">Ctrl+b + s</text:span></text:p>
          </table:table-cell>
          <table:table-cell table:style-name="Table10.A1" office:value-type="string">
            <text:p text:style-name="P8"><text:span text:style-name="T1">List sessions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 table:style-name="Table11.1">
          <table:table-cell table:style-name="Table11.A1" table:number-columns-spanned="4" office:value-type="string">
            <text:p text:style-name="P1"><text:span text:style-name="T1">HANDLE WINDOWS</text:span>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1" office:value-type="string">
            <text:p text:style-name="P2"><text:span text:style-name="T2">Ctrl+b + c</text:span></text:p>
          </table:table-cell>
          <table:table-cell table:style-name="Table11.A1" office:value-type="string">
            <text:p text:style-name="P2"><text:span text:style-name="T1">Create a new window</text:span></text:p>
          </table:table-cell>
          <table:table-cell table:style-name="Table11.A1" office:value-type="string">
            <text:p text:style-name="P2"><text:span text:style-name="T2">Ctrl+b + |</text:span></text:p>
          </table:table-cell>
          <table:table-cell table:style-name="Table11.A1" office:value-type="string">
            <text:p text:style-name="P2"><text:span text:style-name="T1">Split vertically</text:span></text:p>
          </table:table-cell>
        </table:table-row>
        <table:table-row table:style-name="Table11.3">
          <table:table-cell table:style-name="Table11.A1" office:value-type="string">
            <text:p text:style-name="P2"><text:span text:style-name="T2">Ctrl+b + x</text:span></text:p>
          </table:table-cell>
          <table:table-cell table:style-name="Table11.A1" office:value-type="string">
            <text:p text:style-name="P2"><text:span text:style-name="T1">Close current window</text:span></text:p>
          </table:table-cell>
          <table:table-cell table:style-name="Table11.A1" office:value-type="string">
            <text:p text:style-name="P2"><text:span text:style-name="T2">Ctrl+b + -</text:span></text:p>
          </table:table-cell>
          <table:table-cell table:style-name="Table11.A1" office:value-type="string">
            <text:p text:style-name="P2"><text:span text:style-name="T1">Split horizontally</text:span></text:p>
          </table:table-cell>
        </table:table-row>
        <table:table-row table:style-name="Table11.4">
          <table:table-cell table:style-name="Table11.A1" office:value-type="string">
            <text:p text:style-name="P2"><text:span text:style-name="T2">Ctrl+b + &lt;num&gt;</text:span></text:p>
          </table:table-cell>
          <table:table-cell table:style-name="Table11.A1" office:value-type="string">
            <text:p text:style-name="P2"><text:span text:style-name="T1">Go to window with that number</text:span></text:p>
          </table:table-cell>
          <table:table-cell table:style-name="Table11.A1" office:value-type="string">
            <text:p text:style-name="P2"><text:span text:style-name="T2">Ctrl+b + j</text:span></text:p>
          </table:table-cell>
          <table:table-cell table:style-name="Table11.A1" office:value-type="string">
            <text:p text:style-name="P2"><text:span text:style-name="T1">Resize down</text:span></text:p>
          </table:table-cell>
        </table:table-row>
        <table:table-row table:style-name="Table11.5">
          <table:table-cell table:style-name="Table11.A1" office:value-type="string">
            <text:p text:style-name="P2"><text:span text:style-name="T2">Ctrl+b + ,</text:span></text:p>
          </table:table-cell>
          <table:table-cell table:style-name="Table11.A1" office:value-type="string">
            <text:p text:style-name="P2"><text:span text:style-name="T1">Rename window</text:span></text:p>
          </table:table-cell>
          <table:table-cell table:style-name="Table11.A1" office:value-type="string">
            <text:p text:style-name="P2"><text:span text:style-name="T2">Ctrl+b + k</text:span></text:p>
          </table:table-cell>
          <table:table-cell table:style-name="Table11.A1" office:value-type="string">
            <text:p text:style-name="P2"><text:span text:style-name="T1">Resize up</text:span></text:p>
          </table:table-cell>
        </table:table-row>
        <table:table-row table:style-name="Table11.6">
          <table:table-cell table:style-name="Table11.A1" office:value-type="string">
            <text:p text:style-name="P2"><text:span text:style-name="T2">Ctrl+b + .</text:span></text:p>
          </table:table-cell>
          <table:table-cell table:style-name="Table11.A1" office:value-type="string">
            <text:p text:style-name="P2"><text:span text:style-name="T1">Change window number</text:span></text:p>
          </table:table-cell>
          <table:table-cell table:style-name="Table11.A1" office:value-type="string">
            <text:p text:style-name="P2"><text:span text:style-name="T2">Ctrl+b + h</text:span></text:p>
          </table:table-cell>
          <table:table-cell table:style-name="Table11.A1" office:value-type="string">
            <text:p text:style-name="P2"><text:span text:style-name="T1">Resize left</text:span></text:p>
          </table:table-cell>
        </table:table-row>
        <table:table-row table:style-name="Table11.7">
          <table:table-cell table:style-name="Table11.A1" office:value-type="string">
            <text:p text:style-name="P2"><text:span text:style-name="T2">Ctrl+b + n</text:span></text:p>
          </table:table-cell>
          <table:table-cell table:style-name="Table11.A1" office:value-type="string">
            <text:p text:style-name="P2"><text:span text:style-name="T1">Go to next window</text:span></text:p>
          </table:table-cell>
          <table:table-cell table:style-name="Table11.A1" office:value-type="string">
            <text:p text:style-name="P2"><text:span text:style-name="T2">Ctrl+b + l</text:span></text:p>
          </table:table-cell>
          <table:table-cell table:style-name="Table11.A1" office:value-type="string">
            <text:p text:style-name="P2"><text:span text:style-name="T1">Resize right</text:span></text:p>
          </table:table-cell>
        </table:table-row>
        <table:table-row table:style-name="Table11.8">
          <table:table-cell table:style-name="Table11.A1" office:value-type="string">
            <text:p text:style-name="P2"><text:span text:style-name="T2">Ctrl+b + p</text:span></text:p>
          </table:table-cell>
          <table:table-cell table:style-name="Table11.A1" office:value-type="string">
            <text:p text:style-name="P2"><text:span text:style-name="T1">Go to previous window</text:span></text:p>
          </table:table-cell>
          <table:table-cell table:style-name="Table11.A1" office:value-type="string">
            <text:p text:style-name="P2"><text:span text:style-name="T2">Ctrl+b + m</text:span></text:p>
          </table:table-cell>
          <table:table-cell table:style-name="Table11.A1" office:value-type="string">
            <text:p text:style-name="P2"><text:span text:style-name="T1">Toggle maximize window</text:span></text:p>
          </table:table-cell>
        </table:table-row>
        <table:table-row table:style-name="Table11.9">
          <table:table-cell table:style-name="Table11.A1" office:value-type="string">
            <text:p text:style-name="P2"><text:span text:style-name="T2">Ctrl+b + w</text:span></text:p>
          </table:table-cell>
          <table:table-cell table:style-name="Table11.A1" office:value-type="string">
            <text:p text:style-name="P2"><text:span text:style-name="T1">Show all windows</text:span></text:p>
          </table:table-cell>
          <table:table-cell table:style-name="Table11.A1" office:value-type="string">
            <text:p text:style-name="P2"><text:span text:style-name="T2">Ctrl+b + t</text:span></text:p>
          </table:table-cell>
          <table:table-cell table:style-name="Table11.A1" office:value-type="string">
            <text:p text:style-name="P2"><text:span text:style-name="T1">Show big clock</text:span></text:p>
          </table:table-cell>
        </table:table-row>
        <table:table-row table:style-name="Table11.10">
          <table:table-cell table:style-name="Table11.A1" office:value-type="string">
            <text:p text:style-name="P2"><text:span text:style-name="T2">Ctrl+b + [</text:span></text:p>
          </table:table-cell>
          <table:table-cell table:style-name="Table11.A1" office:value-type="string">
            <text:p text:style-name="P2"><text:span text:style-name="T1">Scroll mode</text:span></text:p>
          </table:table-cell>
          <table:table-cell table:style-name="Table11.A1" office:value-type="string">
            <text:p text:style-name="P2"><text:span text:style-name="T2">Ctrl+b + f</text:span></text:p>
          </table:table-cell>
          <table:table-cell table:style-name="Table11.A1" office:value-type="string">
            <text:p text:style-name="P2"><text:span text:style-name="T1">Find window</text:span></text:p>
          </table:table-cell>
        </table:table-row>
        <table:table-row table:style-name="Table11.11">
          <table:table-cell table:style-name="Table11.A1" office:value-type="string">
            <text:p text:style-name="P2"><text:span text:style-name="T2">Ctrl+b + ]</text:span></text:p>
          </table:table-cell>
          <table:table-cell table:style-name="Table11.A1" office:value-type="string">
            <text:p text:style-name="P2"><text:span text:style-name="T1">Paste </text:span></text:p>
          </table:table-cell>
          <table:table-cell table:style-name="Table11.A1" office:value-type="string">
            <text:p text:style-name="P2"><text:span text:style-name="T2">Ctrl+b + q</text:span></text:p>
          </table:table-cell>
          <table:table-cell table:style-name="Table11.A1" office:value-type="string">
            <text:p text:style-name="P2"><text:span text:style-name="T1">Show window number</text:span></text:p>
          </table:table-cell>
        </table:table-row>
        <table:table-row table:style-name="Table11.12">
          <table:table-cell table:style-name="Table11.A1" office:value-type="string">
            <text:p text:style-name="P2"><text:span text:style-name="T2">Ctrl+b + {</text:span></text:p>
          </table:table-cell>
          <table:table-cell table:style-name="Table11.A1" office:value-type="string">
            <text:p text:style-name="P2"><text:span text:style-name="T1">Move panel to the left</text:span></text:p>
          </table:table-cell>
          <table:table-cell table:style-name="Table11.A1" office:value-type="string">
            <text:p text:style-name="P2"><text:span text:style-name="T2">Ctrl+b + }</text:span></text:p>
          </table:table-cell>
          <table:table-cell table:style-name="Table11.A1" office:value-type="string">
            <text:p text:style-name="P2"><text:span text:style-name="T1">Move panel to the right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.5626in" fo:margin-left="1in" fo:margin-right="1in" style:writing-mode="lr-tb" style:layout-grid-color="#c0c0c0" style:layout-grid-lines="20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4" meta:paragraph-count="157" meta:word-count="459" meta:character-count="2629" meta:non-whitespace-character-count="2320"/>
    <meta:generator>LibreOfficeDev/6.0.5.2$Linux_X86_64 LibreOffice_project/</meta:generator>
  </office:meta>
</office:document-meta>
</file>